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Text_20_body">
      <style:text-properties style:font-name="Arial"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Include the annotations of each paper/chapter/tutorial/video. While forming your annotation, please make sure to follow the 4 points provided below (in your annotation, you will not use the numbers or bullets). Each annotation should not exceed more than half a page.  The following points provide guidance for writing an annotation:</text:p>
      <text:p text:style-name="P2">1. <text:s/>The purpose of study should be provided. This is usually done in one to three short sentences. In each article, you should be able to find a sentence or two in the Introduction that starts like this, "The purpose of this study is..." or "The objective of this study is..." or "The aim of this study is...". Otherwise, you need to summarize the purpose based on your understanding.<text:line-break/>2. <text:s/>The methodology and data used for the study should be briefly explained.<text:line-break/>3. <text:s/>The major findings of the study should be briefly summarized.<text:line-break/>4. <text:s/>The major implications for industry (practical implications) and academia (theoretical implications) should be provided.</text:p>
      <text:p text:style-name="P2"><text:line-break/>Part B, Discussions about your thoughts, such as what you found interesting about it, related articles/papers you have read, whether or not you agree or disagree with what the reading is trying to say, will these readings inspire you to revisit/rethink the Do's And Don'ts in your previous projects, are the readings related to or possible to be used to improve your previous or current research projects, etc.</text:p>
      <text:p text:style-name="P2"/>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Open Sans" fo:font-family="'Open Sans'"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font-size="12pt"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16:56:23.066625574</meta:creation-date>
    <dc:date>2021-01-14T17:26:18.045310333</dc:date>
    <meta:editing-duration>PT19M44S</meta:editing-duration>
    <meta:editing-cycles>1</meta:editing-cycles>
    <meta:document-statistic meta:table-count="0" meta:image-count="0" meta:object-count="0" meta:page-count="1" meta:paragraph-count="3" meta:word-count="227" meta:character-count="1399" meta:non-whitespace-character-count="1169"/>
    <meta:generator>LibreOffice/6.4.6.2$Linux_X86_64 LibreOffice_project/40$Build-2</meta:generator>
  </office:meta>
</office:document-meta>
</file>